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Helvetica" fo:font-size="17pt" fo:font-weight="bold" style:font-size-asian="17pt" style:font-weight-asian="bold"/>
    </style:style>
    <style:style style:name="P2" style:family="paragraph" style:parent-style-name="Standard">
      <style:text-properties fo:color="#000000" style:font-name="Helvetica" fo:font-size="13pt" fo:font-weight="normal" style:font-size-asian="13pt" style:font-weight-asian="normal"/>
    </style:style>
    <style:style style:name="P3" style:family="paragraph" style:parent-style-name="Standard" style:master-page-name="Standard">
      <style:paragraph-properties style:page-number="auto"/>
    </style:style>
    <style:style style:name="T1" style:family="text">
      <style:text-properties fo:color="#000000" style:font-name="Helvetica" fo:font-size="17pt" fo:font-weight="bold" style:font-size-asian="17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dministración de proyectos de software #2:</text:span></text:p>
      <text:p text:style-name="P1"/>
      <text:p text:style-name="Standard"><text:span text:style-name="T1">1.</text:span></text:p>
      <text:p text:style-name="Standard"><text:span text:style-name="T1">El equipo de proyecto es el conjunto más grande de integrantes que se puede tomar.  Son todos los ejecutantes, este conjunto abarca al equipo de dirección de proyecto donde se encuentra el PM y todos los profesionales que se encargan de la gestión de proyecto en las diferentes areas de conocimiento en la cual se encuentran especializados, también al equipo de trabajo.</text:span></text:p>
      <text:p text:style-name="P1"/>
      <text:p text:style-name="Standard"><text:span text:style-name="T1">2.</text:span></text:p>
      <text:p text:style-name="P1"/>
      <text:p text:style-name="Standard"><text:span text:style-name="T1">Titulo:</text:span></text:p>
      <text:p text:style-name="P1"/>
      <text:p text:style-name="Standard"><text:span text:style-name="T1">Reemplazo del Sistema de Control de Stock de empresa Pepito SA. (RSCS)</text:span></text:p>
      <text:p text:style-name="P1"/>
      <text:p text:style-name="Standard"><text:span text:style-name="T1">Descripción:</text:span></text:p>
      <text:p text:style-name="P1"/>
      <text:p text:style-name="Standard"><text:span text:style-name="T1">Reemplazar el sistema de control de stock actual implementado en COBOL por uno en plataforma web.</text:span></text:p>
      <text:p text:style-name="P1"/>
      <text:p text:style-name="Standard"><text:span text:style-name="T1">Nombre y nivel de autoridad del PM:</text:span></text:p>
      <text:p text:style-name="P1"/>
      <text:p text:style-name="Standard"><text:span text:style-name="T1">PM: Franco Rabaglia, liderara, gestionara cambios en la asignación de tareas y definirá alcances.</text:span></text:p>
      <text:p text:style-name="Standard"><text:span text:style-name="T1">Patrocinador: Josefina Morais, aprobación económica y gestión parcial de cronograma.</text:span></text:p>
      <text:p text:style-name="Standard"><text:span text:style-name="T1">Cliente: Maximo Mendez, definición de requisitos.</text:span></text:p>
      <text:p text:style-name="P1"/>
      <text:p text:style-name="Standard"><text:span text:style-name="T1">Necesidad de negocio:</text:span></text:p>
      <text:p text:style-name="P2"/>
      <text:p text:style-name="Standard"><text:span text:style-name="T1">El sistema actual se encuentra desarrollado en una plataforma obsoleta, sumado a dificultad para su mantenimiento son las razones para desarrollar un sistema nuevo más eficiente y de más fácil mantenimiento.</text:span></text:p>
      <text:p text:style-name="P1"/>
      <text:p text:style-name="Standard"><text:span text:style-name="T1">Justificación del negocio:</text:span></text:p>
      <text:p text:style-name="P1"/>
      <text:p text:style-name="Standard"><text:span text:style-name="T1">El sistema actual no cubre con las necesidades del cliente, este se encuentra obsoleto.</text:span></text:p>
      <text:p text:style-name="P1"/>
      <text:p text:style-name="Standard"><text:soft-page-break/><text:span text:style-name="T1">Recursos:</text:span></text:p>
      <text:p text:style-name="P2"/>
      <text:p text:style-name="Standard"><text:span text:style-name="T1">Recursos económicos:</text:span></text:p>
      <text:p text:style-name="Standard"><text:span text:style-name="T1">$67.500 ($75 p/h)</text:span></text:p>
      <text:p text:style-name="P1"/>
      <text:p text:style-name="Standard"><text:span text:style-name="T1">Recursos operativos:</text:span></text:p>
      <text:p text:style-name="Standard"><text:span text:style-name="T1">3 computadoras.</text:span></text:p>
      <text:p text:style-name="Standard"><text:span text:style-name="T1">1 servidor.</text:span></text:p>
      <text:p text:style-name="P1"/>
      <text:p text:style-name="Standard"><text:span text:style-name="T1">RRHH:</text:span></text:p>
      <text:p text:style-name="Standard"><text:span text:style-name="T1">1 analista de sistemas.</text:span></text:p>
      <text:p text:style-name="Standard"><text:span text:style-name="T1">1 dba.</text:span></text:p>
      <text:p text:style-name="Standard"><text:span text:style-name="T1">1 desarrollado ruby.</text:span></text:p>
      <text:p text:style-name="P1"/>
      <text:p text:style-name="Standard"><text:span text:style-name="T1">Interesados:</text:span></text:p>
      <text:p text:style-name="P1"/>
      <text:p text:style-name="Standard"><text:span text:style-name="T1">Internos:</text:span></text:p>
      <text:p text:style-name="Standard"><text:span text:style-name="T1">PM.</text:span></text:p>
      <text:p text:style-name="Standard"><text:span text:style-name="T1">Operarios de la empresa.</text:span></text:p>
      <text:p text:style-name="Standard"><text:span text:style-name="T1">Sponsor.</text:span></text:p>
      <text:p text:style-name="Standard"><text:span text:style-name="T1">Cliente.</text:span></text:p>
      <text:p text:style-name="P1"/>
      <text:p text:style-name="Standard"><text:span text:style-name="T1">Externos:</text:span></text:p>
      <text:p text:style-name="Standard"><text:span text:style-name="T1">Clientes de la empresa.</text:span></text:p>
      <text:p text:style-name="Standard"><text:span text:style-name="T1">Proveedores.</text:span></text:p>
      <text:p text:style-name="P1"/>
      <text:p text:style-name="Standard"><text:span text:style-name="T1">Requerimientos:</text:span></text:p>
      <text:p text:style-name="Standard"><text:span text:style-name="T1">Implementación de funcionalidades CS1, CS2 y CS3 en el nuevo sistema de plataforma web con fecha de entrega 05/08/2012.</text:span></text:p>
      <text:p text:style-name="P1"/>
      <text:p text:style-name="Standard"><text:span text:style-name="T1">Producto:</text:span></text:p>
      <text:p text:style-name="P1"/>
      <text:p text:style-name="Standard"><text:span text:style-name="T1">Sistema web con funcionalidades CS1, CS2 y CS3.</text:span></text:p>
      <text:p text:style-name="P1"/>
      <text:p text:style-name="Standard"><text:span text:style-name="T1">Entregables:</text:span></text:p>
      <text:p text:style-name="P1"/>
      <text:p text:style-name="Standard"><text:span text:style-name="T1">Código fuente, casos de prueba.</text:span></text:p>
      <text:p text:style-name="P1"/>
      <text:p text:style-name="Standard"><text:span text:style-name="T1">Restricciones:</text:span></text:p>
      <text:p text:style-name="Standard"><text:span text:style-name="T1">El desarrollo debe ser en formato web. Solo se cuenta con el %25 del monto total del presupuesto al inicio del proyecto y el resto del importe dividido en tres pagos </text:span><text:soft-page-break/><text:span text:style-name="T1">mensuales. El periodo de desarrollo es 01/05/2012 al 05/08/2012. No se pueden superar las 500 horas mensuales.</text:span></text:p>
      <text:p text:style-name="P1"/>
      <text:p text:style-name="Standard"><text:span text:style-name="T1">Firma: Josefina Morais.</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style:font-family-generic="roman"/>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6T18:56:15.071704000</meta:creation-date>
    <dc:date>2014-03-26T18:56:25.223822000</dc:date>
    <meta:editing-duration>P0D</meta:editing-duration>
    <meta:editing-cycles>1</meta:editing-cycles>
    <meta:document-statistic meta:table-count="0" meta:image-count="0" meta:object-count="0" meta:page-count="3" meta:paragraph-count="44" meta:word-count="312" meta:character-count="2009" meta:non-whitespace-character-count="1740"/>
    <meta:generator>LibreOffice/4.1.2.3$MacOSX_x86 LibreOffice_project/40b2d7fde7e8d2d7bc5a449dc65df4d08a7dd38</meta:generator>
  </office:meta>
</office:document-meta>
</file>